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Book Antiqua" fo:font-size="11pt" fo:language="pt" fo:country="BR" style:font-size-asian="11pt" style:font-name-complex="Helv" style:font-size-complex="11pt"/>
    </style:style>
    <style:style style:name="P3" style:family="paragraph" style:parent-style-name="Standard">
      <style:text-properties style:font-name="Book Antiqua" fo:font-size="11pt" fo:language="pt" fo:country="BR" style:font-size-asian="11pt" style:font-size-complex="11pt"/>
    </style:style>
    <style:style style:name="P4" style:family="paragraph" style:parent-style-name="Standard">
      <style:paragraph-properties style:text-autospace="none"/>
      <style:text-properties fo:color="#000000" style:font-name="Book Antiqua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-0.0161in" fo:margin-right="0in" fo:text-indent="0in" style:auto-text-indent="false" style:text-autospace="none"/>
    </style:style>
    <style:style style:name="P6" style:family="paragraph" style:parent-style-name="Standard">
      <style:paragraph-properties fo:margin-left="-0.0161in" fo:margin-right="0in" fo:text-indent="0in" style:auto-text-indent="false" style:text-autospace="none"/>
      <style:text-properties fo:color="#000000" style:font-name="Book Antiqua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-0.0161in" fo:margin-right="0in" fo:text-indent="0in" style:auto-text-indent="false" style:text-autospace="none"/>
      <style:text-properties fo:color="#000000" style:font-name="Book Antiqua" fo:font-size="11pt" fo:language="pt" fo:country="BR" style:font-size-asian="11pt" style:font-name-complex="Arial" style:font-size-complex="11pt"/>
    </style:style>
    <style:style style:name="P8" style:family="paragraph" style:parent-style-name="Standard" style:list-style-name="L1">
      <style:paragraph-properties fo:margin-left="0.25in" fo:margin-right="0in" fo:text-indent="-0.25in" style:auto-text-indent="false" style:text-autospace="none"/>
    </style:style>
    <style:style style:name="P9" style:family="paragraph" style:parent-style-name="Standard" style:list-style-name="L1">
      <style:paragraph-properties fo:margin-left="0.25in" fo:margin-right="0in" fo:text-indent="-0.25in" style:auto-text-indent="false" style:text-autospace="none"/>
      <style:text-properties fo:color="#000000" style:font-name="Book Antiqua" fo:font-size="11pt" style:font-size-asian="11pt" style:font-name-complex="Arial" style:font-size-complex="11pt"/>
    </style:style>
    <style:style style:name="P10" style:family="paragraph" style:parent-style-name="Standard" style:list-style-name="L1">
      <style:paragraph-properties fo:margin-left="0.5in" fo:margin-right="0in" fo:text-indent="-0.25in" style:auto-text-indent="false" style:text-autospace="none"/>
    </style:style>
    <style:style style:name="P11" style:family="paragraph" style:parent-style-name="Standard" style:list-style-name="L1">
      <style:paragraph-properties fo:margin-left="0.5in" fo:margin-right="0in" fo:text-indent="-0.25in" style:auto-text-indent="false" style:text-autospace="none"/>
      <style:text-properties fo:color="#000000" style:font-name="Book Antiqua" fo:font-size="11pt" fo:language="pt" fo:country="BR" style:font-size-asian="11pt" style:font-name-complex="Arial" style:font-size-complex="11pt"/>
    </style:style>
    <style:style style:name="P12" style:family="paragraph" style:parent-style-name="Standard">
      <style:paragraph-properties fo:margin-left="0.2547in" fo:margin-right="0in" fo:text-indent="-0.2547in" style:auto-text-indent="false" style:text-autospace="none"/>
      <style:text-properties fo:color="#000000" style:font-name="Book Antiqua" fo:font-size="11pt" fo:language="pt" fo:country="BR" style:font-size-asian="11pt" style:font-name-complex="Arial" style:font-size-complex="11pt"/>
    </style:style>
    <style:style style:name="P13" style:family="paragraph" style:parent-style-name="Standard" style:list-style-name="L1">
      <style:paragraph-properties fo:margin-left="0.2339in" fo:margin-right="0in" fo:text-indent="-0.25in" style:auto-text-indent="false" style:text-autospace="none"/>
    </style:style>
    <style:style style:name="P14" style:family="paragraph" style:parent-style-name="Standard" style:list-style-name="L1">
      <style:paragraph-properties fo:margin-left="0.2339in" fo:margin-right="0in" fo:text-indent="-0.25in" style:auto-text-indent="false" style:text-autospace="none"/>
      <style:text-properties fo:color="#000000" style:font-name="Book Antiqua" fo:font-size="11pt" style:font-size-asian="11pt" style:font-name-complex="Arial" style:font-size-complex="11pt"/>
    </style:style>
    <style:style style:name="P15" style:family="paragraph" style:parent-style-name="Standard" style:list-style-name="L1">
      <style:paragraph-properties fo:margin-left="0.2339in" fo:margin-right="0in" fo:text-indent="-0.25in" style:auto-text-indent="false" style:text-autospace="none"/>
      <style:text-properties fo:color="#000000" style:font-name="Book Antiqua" fo:font-size="11pt" fo:language="pt" fo:country="BR" style:font-size-asian="11pt" style:font-name-complex="Arial" style:font-size-complex="11pt"/>
    </style:style>
    <style:style style:name="P16" style:family="paragraph" style:parent-style-name="Standard" style:master-page-name="Standard">
      <style:paragraph-properties style:page-number="auto" style:text-autospace="none"/>
      <style:text-properties style:font-name="Book Antiqua" fo:font-size="11pt" fo:language="pt" fo:country="BR" style:font-size-asian="11pt" style:font-name-complex="Helv" style:font-size-complex="11pt"/>
    </style:style>
    <style:style style:name="T1" style:family="text">
      <style:text-properties fo:language="pt" fo:country="BR"/>
    </style:style>
    <style:style style:name="T2" style:family="text">
      <style:text-properties fo:color="#000000" style:font-name="Book Antiqua" fo:font-size="11pt" fo:language="pt" fo:country="BR" style:font-size-asian="11pt" style:font-name-complex="Arial" style:font-size-complex="11pt"/>
    </style:style>
    <style:style style:name="T3" style:family="text">
      <style:text-properties fo:color="#000000" style:font-name="Book Antiqua" fo:font-size="11pt" fo:language="pt" fo:country="BR" fo:font-weight="bold" style:font-size-asian="11pt" style:font-weight-asian="bold" style:font-name-complex="Arial" style:font-size-complex="11pt" style:font-weight-complex="bold"/>
    </style:style>
    <text:list-style style:name="L1" text:consecutive-numbering="true">
      <text:list-level-style-bullet text:level="1" text:style-name="WW8NumSt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Helv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ipo de Contrato :</text:p>
      <text:p text:style-name="P2">Prestação de Serviços</text:p>
      <text:p text:style-name="P2"/>
      <text:p text:style-name="P2">Descrição : <text:s text:c="5"/></text:p>
      <text:p text:style-name="P2">É toda espécie de atividade (serviço ou trabalho) lícita, material ou imaterial, sem subordinação do prestador e mediante remuneração. É recomendável que o pagamento seja realizado depois de prestado o serviço ou após o cumprimento de cada etapa da prestação, conforme cronograma que deverá ser ajustado entre as partes.</text:p>
      <text:p text:style-name="P3"/>
      <text:p text:style-name="P2">Itens de Contrato: <text:s/>Consultoria de Marketing; Telemarketing ; Pesquisa de Medicamentos Através da Realização de Ensaios Clínicos; De Avaliação de Qualidade de Vida Através da Realização de Estudo Clínico Observacional; Informática; Vigilância Armada e Segurança; Suporte Técnico; Telefonia; Consultoria de Negócios; Consultoria; Medicina do Trabalho; Exame Laboratorial; Prestação Serviço</text:p>
      <text:p text:style-name="P3"/>
      <text:p text:style-name="P3"/>
      <text:p text:style-name="P2">Tipo de Contrato :</text:p>
      <text:p text:style-name="P2">Contrato de Transporte</text:p>
      <text:p text:style-name="P3"/>
      <text:p text:style-name="P2">Descrição : <text:s text:c="5"/></text:p>
      <text:p text:style-name="P2"><text:s/>É o contrato pelo qual uma parte se obriga a conduzir, de um lugar para outro, pessoas ou coisas, mediante retribuição. No transporte de pessoas, a remuneração chama-se passagem; no de coisas, chama-se frete. O documento, no transporte de passageiros, chama-se bilhete; no de coisas, conhecimento.</text:p>
      <text:p text:style-name="P3"/>
      <text:p text:style-name="P3"/>
      <text:p text:style-name="P3">Analisando a política de contratos da Farmacêutica A, o pesquisador identificou definições adotadas pela organização.</text:p>
      <text:p text:style-name="P3"/>
      <text:p text:style-name="P3"/>
      <text:p text:style-name="P6">1. Objetivo</text:p>
      <text:p text:style-name="P6"/>
      <text:p text:style-name="P5"><text:span text:style-name="T2">Formalizar as condições comerciais negociadas entre a </text:span><text:span text:style-name="T2">Farmacêutica A e os fornecedores de produtos e/ ou serviços, visando resguardar todos os direitos da Farmacêutica A.</text:span></text:p>
      <text:p text:style-name="P7"/>
      <text:p text:style-name="P6">3. Elegibilidade</text:p>
      <text:p text:style-name="P6"/>
      <text:p text:style-name="P5"><text:span text:style-name="T2">São elegíveis para a gestão e administração de Contratos, os colaboradores com grau de responsabilidade formal frente à </text:span><text:span text:style-name="T2">Farmacêutica A: Supervisor, Chefe de Seção, Coordenador, Gerente ou Diretor.</text:span></text:p>
      <text:p text:style-name="P7"/>
      <text:p text:style-name="P6">5. Diretrizes</text:p>
      <text:p text:style-name="P6"/>
      <text:p text:style-name="P7">O Contrato é a formalização da vontade das partes contratantes, tendo como <text:s/>principal efeito a criação de obrigações e direitos por elas assumidos. Tem por objetivo adquirir, resguardar, transferir, modificar ou extinguir direitos. Desta maneira, é imprescindível que o Contrato, além de claro e objetivo, seja <text:soft-page-break/>também válido sob a ótica jurídica, contendo todos os requisitos legais exigidos.</text:p>
      <text:p text:style-name="P7"/>
      <text:p text:style-name="P6">5.1. Necessidade de Contratos</text:p>
      <text:p text:style-name="P4"/>
      <text:p text:style-name="P1"><text:span text:style-name="T2">Existem casos em que as negociações envolvendo a </text:span><text:span text:style-name="T2">Farmacêutica A devem ser sustentadas por meio de contratos, dentre eles:</text:span></text:p>
      <text:list xml:id="list1466957165" text:style-name="L1">
        <text:list-item>
          <text:p text:style-name="P8"><text:span text:style-name="T2">Apontado como exigência pela contraparte (neste caso, é sugerida a utilização de modelo-padrão de contrato da Farmacêutica A).</text:span></text:p>
        </text:list-item>
        <text:list-item>
          <text:p text:style-name="P9">Prestação de serviços:</text:p>
        </text:list-item>
        <text:list-item>
          <text:p text:style-name="P11">Com valor representativo, exceto para serviços especializados de auditoria e consultoria onde a formalização deverá ser realizada por meio de proposta comercial.</text:p>
        </text:list-item>
        <text:list-item>
          <text:p text:style-name="P10"><text:span text:style-name="T2">Possibilite impacto negativo nas operações da Farmacêutica A (exemplos: manutenção de sistemas, entregas críticas; não limitando-se apenas a esses casos).</text:span></text:p>
        </text:list-item>
        <text:list-item>
          <text:p text:style-name="P11">Com pagamento de duas ou mais parcelas.</text:p>
        </text:list-item>
        <text:list-item>
          <text:p text:style-name="P11">Pontual que ocorrerá por mais de três vezes durante um período de 12 meses.</text:p>
        </text:list-item>
        <text:list-item>
          <text:p text:style-name="P10"><text:span text:style-name="T2">Que represente risco trabalhista para a Farmacêutica A (exemplo: mão-de-obra terceirizada).</text:span></text:p>
        </text:list-item>
        <text:list-item>
          <text:p text:style-name="P10"><text:span text:style-name="T2">Que contemple troca de informações confidenciais da Farmacêutica A ou de seus clientes e parceiros.</text:span></text:p>
        </text:list-item>
      </text:list>
      <text:p text:style-name="P12"><text:tab/></text:p>
      <text:p text:style-name="P7"/>
      <text:p text:style-name="P6">5.3. Funções do Gestor de Contratos</text:p>
      <text:p text:style-name="P6"/>
      <text:p text:style-name="P5"><text:span text:style-name="T3">Gestor de Contrato: </text:span><text:span text:style-name="T2">solicitante do contrato no sistema de Contratos.</text:span></text:p>
      <text:p text:style-name="P6"/>
      <text:p text:style-name="P5"><text:span text:style-name="T2">O Gestor de Contratos é o colaborador responsável pela administração de um ou mais contrato(s) celebrado(s) entre a </text:span><text:span text:style-name="T2">Farmacêutica A e o(s) fornecedor(es) de produtos e/ ou serviços, compreendendo as seguintes funções:</text:span></text:p>
      <text:list xml:id="list320305151" text:continue-numbering="true" text:style-name="L1">
        <text:list-item>
          <text:p text:style-name="P15">garantir o cumprimento de todos os requisitos legais e de controles internos vigentes à época da contratação ou prestação de serviços.</text:p>
        </text:list-item>
        <text:list-item>
          <text:p text:style-name="P15">responder por todo e qualquer questionamento da Administração (e das áreas de Auditoria e Controles Internos) em relação ao contrato/ fornecedor.</text:p>
        </text:list-item>
        <text:list-item>
          <text:p text:style-name="P15">possuir todo o histórico atualizado a respeito do fornecedor.</text:p>
        </text:list-item>
        <text:list-item>
          <text:p text:style-name="P15">se responsabilizar pelos atos praticados por, ou junto a, este fornecedor.</text:p>
        </text:list-item>
        <text:list-item>
          <text:p text:style-name="P15">cumprir os requisitos de seleção de fornecedores (número mínimo de cotações, padrões técnicos, etc.).</text:p>
        </text:list-item>
        <text:list-item>
          <text:p text:style-name="P13"><text:span text:style-name="T2">negociar as melhores condições comerciais para a Farmacêutica A (ou utilizar a área de Suprimentos para a negociação).</text:span></text:p>
        </text:list-item>
        <text:list-item>
          <text:p text:style-name="P15">garantir que todo e qualquer pagamento a um fornecedor seja relacionado com a contra-prestação de um serviço ou entrega de mercadoria (deixando claro qual a prestação do serviço objeto desse pagamento).</text:p>
        </text:list-item>
        <text:list-item>
          <text:p text:style-name="P15">obedecer às condições comerciais negociadas quando dos pagamentos.</text:p>
        </text:list-item>
        <text:list-item>
          <text:p text:style-name="P15">cumprir a vigência do contrato, renovando-o caso necessário.</text:p>
        </text:list-item>
        <text:list-item>
          <text:p text:style-name="P15">arquivar os Contratos e/ ou instrumentos modificativos bem como respectivos anexos pelo período de sua vigência.</text:p>
        </text:list-item>
        <text:list-item>
          <text:p text:style-name="P15">enviar uma via do Contrato assinado para o departamento Jurídico.</text:p>
        </text:list-item>
      </text:list>
      <text:p text:style-name="P7"><text:soft-page-break/></text:p>
      <text:p text:style-name="P6"/>
      <text:p text:style-name="P6">5.10. Vigência do Contrato</text:p>
      <text:p text:style-name="P6"/>
      <text:p text:style-name="P7">O Gestor de Contratos deve ficar atento para o prazo de vigência do Contrato. Via de regra, a sua duração é determinada pelo prazo estipulado pelas partes, ou pela concretização de uma condição nele estabelecida. Vencido o prazo ou verificada a condição, o Contrato se finda.</text:p>
      <text:p text:style-name="P7"/>
      <text:p text:style-name="P7">O prazo de duração de um Contrato não deve ser superior a 2 ou 3 anos, exceto nos casos em que a necessidade seja devidamente justificada e previamente acordada com o departamento Jurídico (como por exemplo alguns casos de contratos comerciais de co-marketing), e não deverá existir renovação automática. </text:p>
      <text:p text:style-name="P6"/>
      <text:p text:style-name="P5"><text:span text:style-name="T2">Para renovação de um Contrato deverá ser realizada uma reavaliação de custos e performance do fornecedor auxili</text:span><text:span text:style-name="T2">ado por um processo de cotações.</text:span></text:p>
      <text:p text:style-name="P7"/>
      <text:p text:style-name="P6">5.11. Terceirização de Serviços</text:p>
      <text:p text:style-name="P6"/>
      <text:p text:style-name="P5"><text:span text:style-name="T2">Tem sido freqüente o ajuizamento de ações trabalhistas contra a </text:span><text:span text:style-name="T2">Farmacêutica A por empregados de empresas contratadas para prestação de serviços. Dessa forma, todas as cautelas devem ser adotadas na contratação e seleção dessas empresas, especialmente no caso de terceirização de serviços, de modo a prevenir e a reduzir o impacto desses litígios.</text:span></text:p>
      <text:p text:style-name="P7"/>
      <text:p text:style-name="P7">É recomendável que o Gestor de Contratos, ao contratar uma empresa de prestação de serviços, atente que:</text:p>
      <text:list xml:id="list480374237" text:continue-numbering="true" text:style-name="L1">
        <text:list-item>
          <text:p text:style-name="P15">a atividade terceirizada se enquadre em sua atividade-meio.</text:p>
        </text:list-item>
        <text:list-item>
          <text:p text:style-name="P15">a empresa terceirizada seja idônea.</text:p>
        </text:list-item>
        <text:list-item>
          <text:p text:style-name="P13"><text:span text:style-name="T2">a empresa terceirizada comprove, periodicamente, a correção quanto aos recolhimentos previdenciários e fundiários de seus empregados disponibilizados para trabalhar na Farmacêutica A. </text:span></text:p>
        </text:list-item>
      </text:list>
      <text:p text:style-name="P7"/>
      <text:p text:style-name="P7">O Gestor de Contratos deverá exigir cópia dos recolhimentos junto a órgãos competentes (referente aos empregados envolvidos com a execução do contrato):</text:p>
      <text:list xml:id="list1693318066" text:continue-numbering="true" text:style-name="L1">
        <text:list-item>
          <text:p text:style-name="P15">Guia de Recolhimento da Contribuição Previdenciária.</text:p>
        </text:list-item>
        <text:list-item>
          <text:p text:style-name="P15">Folha de Pagamento nos termos da Lei 8.212/91, com a nova redação dada pela Lei 9032/95.</text:p>
        </text:list-item>
        <text:list-item>
          <text:p text:style-name="P14">FGTS.</text:p>
        </text:list-item>
        <text:list-item>
          <text:p text:style-name="P15">Guia de Recolhimento e Relação de Empregados.</text:p>
        </text:list-item>
        <text:list-item>
          <text:p text:style-name="P15">Guia de Recolhimento do Imposto de Renda Retido na Fonte – IRF.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St1z0" style:family="text">
      <style:text-properties style:font-name="Helv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po de Contrato :</dc:title>
    <meta:initial-creator>arraife1</meta:initial-creator>
    <meta:creation-date>2009-12-03T14:16:00</meta:creation-date>
    <dc:creator>arraife1</dc:creator>
    <dc:date>2009-12-03T14:58:00</dc:date>
    <meta:editing-cycles>2</meta:editing-cycles>
    <meta:editing-duration>PT00H26M00S</meta:editing-duration>
    <meta:document-statistic meta:table-count="0" meta:image-count="0" meta:object-count="0" meta:page-count="3" meta:paragraph-count="57" meta:word-count="963" meta:character-count="6350"/>
    <meta:generator>BrOffice.org/3.0$Unix OpenOffice.org_project/300m15$Build-9379</meta:generator>
  </office:meta>
</office:document-meta>
</file>